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41D100002858000010200FC4E98F028F669F.svg" manifest:media-type="image/svg+xml"/>
  <manifest:file-entry manifest:full-path="Pictures/10000201000001E8000000C3EBE5FF0A16BCCDD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HY견고딕" svg:font-family="HY견고딕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바른고딕1" svg:font-family="나눔바른고딕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Segoe UI" svg:font-family="'Segoe UI'" style:font-family-generic="swiss" style:font-pitch="variable"/>
    <style:font-face style:name="나눔바른고딕" svg:font-family="나눔바른고딕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나눔바른고딕2" svg:font-family="나눔바른고딕" style:font-family-generic="system" style:font-pitch="variable"/>
    <style:font-face style:name="맑은 고딕1" svg:font-family="'맑은 고딕'" style:font-family-generic="system" style:font-pitch="variable"/>
  </office:font-face-decls>
  <office:automatic-styles>
    <style:style style:name="dp1" style:family="drawing-page">
      <style:drawing-page-properties draw:fill="solid" draw:fill-color="#d1c6a1"/>
    </style:style>
    <style:style style:name="gr1" style:family="graphic" style:parent-style-name="standard">
      <style:graphic-properties draw:stroke="none" draw:fill-color="#efbe54" draw:textarea-horizontal-align="justify" draw:textarea-vertical-align="middle" draw:auto-grow-height="false" fo:min-height="7.792cm" fo:min-width="20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5cm" fo:min-width="0cm"/>
      <style:paragraph-properties style:writing-mode="lr-tb"/>
    </style:style>
    <style:style style:name="gr3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5.65cm" fo:min-width="0cm"/>
      <style:paragraph-properties style:writing-mode="lr-tb"/>
    </style:style>
    <style:style style:name="P1" style:family="paragraph">
      <loext:graphic-properties draw:fill-color="#efbe54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  <style:text-properties style:font-name="Segoe UI" fo:font-size="40pt" fo:font-weight="normal" style:font-size-asian="40pt" style:font-weight-asian="normal" style:font-size-complex="40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end" style:writing-mode="lr-tb"/>
      <style:text-properties style:font-name="Segoe UI" fo:font-size="40pt" fo:font-weight="bold" style:font-size-asian="40pt" style:font-weight-asian="bold" style:font-size-complex="40pt" style:font-weight-complex="bold"/>
    </style:style>
    <style:style style:name="T1" style:family="text">
      <style:text-properties style:font-name="Segoe UI" fo:font-size="40pt" fo:font-weight="normal" style:font-size-asian="40pt" style:font-weight-asian="normal" style:font-size-complex="40pt" style:font-weight-complex="normal"/>
    </style:style>
    <style:style style:name="T2" style:family="text">
      <style:text-properties style:font-name="Segoe UI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HY견고딕" fo:font-size="32pt" fo:font-weight="normal" style:font-name-asian="HY견고딕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1" draw:layer="layout" svg:width="21cm" svg:height="8.042cm" svg:x="0cm" svg:y="4.28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189cm" svg:height="6.1cm" svg:x="14.211cm" svg:y="6.2cm">
          <draw:text-box>
            <text:p text:style-name="P2"><text:span text:style-name="T1"/></text:p>
            <text:p text:style-name="P2"><text:span text:style-name="T2">S</text:span><text:span text:style-name="T1">cientfic</text:span></text:p>
            <text:p text:style-name="P2"><text:span text:style-name="T2">L</text:span><text:span text:style-name="T1">ibrary</text:span></text:p>
          </draw:text-box>
        </draw:frame>
        <draw:frame draw:style-name="gr3" draw:text-style-name="P4" draw:layer="layout" svg:width="6.881cm" svg:height="2.668cm" svg:x="12.71cm" svg:y="5.361cm">
          <draw:image xlink:href="Pictures/100041D100002858000010200FC4E98F028F669F.svg" xlink:type="simple" xlink:show="embed" xlink:actuate="onLoad" draw:mime-type="image/svg+xml">
            <text:p/>
          </draw:image>
          <draw:image xlink:href="Pictures/10000201000001E8000000C3EBE5FF0A16BCCDDD.png" xlink:type="simple" xlink:show="embed" xlink:actuate="onLoad" draw:mime-type="image/png"/>
        </draw:frame>
      </draw:page>
      <draw:page draw:name="page2" draw:style-name="dp1" draw:master-page-name="기본값">
        <draw:custom-shape draw:style-name="gr1" draw:text-style-name="P1" draw:layer="layout" svg:width="21cm" svg:height="8.042cm" svg:x="0cm" svg:y="4.3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5cm" svg:height="5.9cm" svg:x="15cm" svg:y="3.6cm">
          <draw:text-box>
            <text:p text:style-name="P2"><text:span text:style-name="T2"/></text:p>
            <text:p text:style-name="P2"><text:span text:style-name="T3">과학 계산</text:span></text:p>
            <text:p text:style-name="P2"><text:span text:style-name="T2">Library</text:span></text:p>
          </draw:text-box>
        </draw:frame>
        <draw:frame draw:style-name="gr3" draw:text-style-name="P4" draw:layer="layout" svg:width="6.881cm" svg:height="2.668cm" svg:x="8.054cm" svg:y="4.981cm">
          <draw:image xlink:href="Pictures/100041D100002858000010200FC4E98F028F669F.svg" xlink:type="simple" xlink:show="embed" xlink:actuate="onLoad" draw:mime-type="image/svg+xml">
            <text:p/>
          </draw:image>
          <draw:image xlink:href="Pictures/10000201000001E8000000C3EBE5FF0A16BCCDDD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HY견고딕" svg:font-family="HY견고딕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바른고딕1" svg:font-family="나눔바른고딕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Segoe UI" svg:font-family="'Segoe UI'" style:font-family-generic="swiss" style:font-pitch="variable"/>
    <style:font-face style:name="나눔바른고딕" svg:font-family="나눔바른고딕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나눔바른고딕2" svg:font-family="나눔바른고딕" style:font-family-generic="system" style:font-pitch="variable"/>
    <style:font-face style:name="맑은 고딕1" svg:font-family="'맑은 고딕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맑은 고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바른고딕1" fo:font-family="나눔바른고딕" style:font-family-generic="roman" style:font-pitch="variable" fo:font-size="18pt" fo:font-style="normal" fo:text-shadow="none" style:text-underline-style="none" fo:font-weight="normal" style:letter-kerning="true" style:font-name-asian="나눔바른고딕2" style:font-family-asian="나눔바른고딕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11T22:40:19.726000000</meta:creation-date>
    <dc:date>2021-12-29T17:33:07.571000000</dc:date>
    <meta:editing-duration>PT22M35S</meta:editing-duration>
    <meta:editing-cycles>8</meta:editing-cycles>
    <meta:generator>LibreOffice/7.1.4.2$Windows_X86_64 LibreOffice_project/a529a4fab45b75fefc5b6226684193eb000654f6</meta:generator>
    <meta:document-statistic meta:object-count="6"/>
  </office:meta>
</office:document-meta>
</file>